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2cm" style:rel-column-width="10874*"/>
    </style:style>
    <style:style style:name="Table1.B" style:family="table-column">
      <style:table-column-properties style:column-width="15.849cm" style:rel-column-width="546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Text_20_body" style:list-style-name="L1">
      <style:text-properties style:font-name="Times New Roman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51cm" svg:height="0.64cm" draw:z-index="0"><draw:image xlink:href="../../odt/images/3001.png" xlink:type="simple" xlink:show="embed" xlink:actuate="onLoad"/></draw:frame></text:p>
          </table:table-cell>
          <table:table-cell table:style-name="Table1.B1" office:value-type="string">
            <text:h text:style-name="P6" text:outline-level="1">Входной контакт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3">| <text:span text:style-name="T2">векторизован </text:span>| C-<text:span text:style-name="T2">код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19cm" svg:height="0.9cm" draw:z-index="0"><draw:image xlink:href="../../odt/images/300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считывание переменной и передачу её на выход блока. 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2"><text:span text:style-name="T1">Свойства</text:span>:</text:p>
            <text:list xml:id="list912345919867920078" text:style-name="L1">
              <text:list-item>
                <text:p text:style-name="P7">Значение по умолчанию — значение на выходе блока, может быть <text:span text:style-name="T4">векторным</text:span>.</text:p>
              </text:list-item>
              <text:list-item>
                <text:p text:style-name="P7">Тип контакта — тип данных выходной переменной при генерации кода для полномасштабной модели.</text:p>
              </text:list-item>
              <text:list-item>
                <text:p text:style-name="P7">Имя контакта — имя переменной, считываемой блоком.</text:p>
              </text:list-item>
              <text:list-item>
                <text:p text:style-name="P7">Формат имени переменной — правило формирования имени считываемой переменной.</text:p>
              </text:list-item>
              <text:list-item>
                <text:p text:style-name="P7">Декларировать в базе — флаг, указывающий необходимость создания данной переменную в базе сигналов системы.</text:p>
              </text:list-item>
              <text:list-item>
                <text:p text:style-name="P7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7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7">Отлаживаемый компонент — имя компонента, который будет установлен при переходе на другую диаграмму в режиме отладки.</text:p>
              </text:list-item>
            </text:list>
            <text:p text:style-name="P2"><text:span text:style-name="T1">Примечание</text:span>: б<text:span text:style-name="T3">лок может быть использован для генерации кода на языке C для внешней целевой системы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ходной контакт</dc:title>
    <dc:date>2012-03-30T21:13:07.98</dc:date>
    <meta:generator>OpenOffice_Beta/4.1.0$Win32 OpenOffice.org_project/410m14$Build-9760</meta:generator>
    <meta:editing-duration>PT2H12M54S</meta:editing-duration>
    <meta:editing-cycles>47</meta:editing-cycles>
    <meta:document-statistic meta:table-count="1" meta:image-count="2" meta:object-count="0" meta:page-count="1" meta:paragraph-count="17" meta:word-count="159" meta:character-count="1066"/>
  </office:meta>
</office:document-meta>
</file>